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993cm" table:align="margins" style:writing-mode="lr-tb"/>
    </style:style>
    <style:style style:name="Table2.A" style:family="table-column">
      <style:table-column-properties style:column-width="8.497cm" style:rel-column-width="32767*"/>
    </style:style>
    <style:style style:name="Table2.B" style:family="table-column">
      <style:table-column-properties style:column-width="8.497cm" style:rel-column-width="32768*"/>
    </style:style>
    <style:style style:name="Table2.1" style:family="table-row">
      <style:table-row-properties style:min-row-height="0.713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3cm" style:page-number="auto" table:align="margins" style:writing-mode="lr-tb"/>
    </style:style>
    <style:style style:name="Table3.A" style:family="table-column">
      <style:table-column-properties style:column-width="8.497cm" style:rel-column-width="4817*"/>
    </style:style>
    <style:style style:name="Table3.1" style:family="table-row"/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Preformatted_20_Text">
      <style:paragraph-properties fo:margin-top="0cm" fo:margin-bottom="0cm"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Large_20_titles">
      <style:text-properties fo:language="uk" fo:country="UA"/>
    </style:style>
    <style:style style:name="P11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1.251cm" style:auto-text-indent="false" style:writing-mode="lr-tb">
        <style:tab-stops>
          <style:tab-stop style:position="5.345cm"/>
        </style:tab-stops>
      </style:paragraph-properties>
    </style:style>
    <style:style style:name="P12" style:family="paragraph" style:parent-style-name="Simple_20_text">
      <style:paragraph-properties fo:margin-left="0cm" fo:margin-right="0cm" fo:text-indent="0cm" style:auto-text-indent="false"/>
      <style:text-properties fo:language="uk" fo:country="UA"/>
    </style:style>
    <style:style style:name="P13" style:family="paragraph" style:parent-style-name="Preformatted_20_Text">
      <style:paragraph-properties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nsolas1" fo:font-size="14pt" style:font-size-asian="14pt" style:font-size-complex="18pt"/>
    </style:style>
    <style:style style:name="P16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17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18" style:family="paragraph" style:parent-style-name="Large_20_titles">
      <style:text-properties fo:language="uk" fo:country="UA" style:language-asian="uk" style:country-asian="UA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8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style:font-size-asian="14pt" style:font-size-complex="18pt"/>
    </style:style>
    <style:style style:name="P21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0cm" style:auto-text-indent="false" style:writing-mode="lr-tb">
        <style:tab-stops>
          <style:tab-stop style:position="5.345cm"/>
        </style:tab-stops>
      </style:paragraph-properties>
      <style:text-properties fo:language="uk" fo:country="UA"/>
    </style:style>
    <style:style style:name="P22" style:family="paragraph" style:parent-style-name="Simple_20_text">
      <style:text-properties fo:language="uk" fo:country="UA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fo:language="en" fo:country="US"/>
    </style:style>
    <style:style style:name="T4" style:family="text">
      <style:text-properties style:font-name="Courier New" fo:font-size="14pt" fo:font-style="normal" style:font-size-asian="14pt" style:font-style-asian="normal" style:font-name-complex="Courier New2" style:font-size-complex="14pt"/>
    </style:style>
    <style:style style:name="T5" style:family="text">
      <style:text-properties style:font-name="Courier New" fo:font-size="14pt" fo:font-style="normal" fo:font-weight="bold" style:font-size-asian="14pt" style:font-style-asian="normal" style:font-weight-asian="bold" style:font-name-complex="Courier New2" style:font-size-complex="14pt"/>
    </style:style>
    <style:style style:name="T6" style:family="text">
      <style:text-properties fo:language="uk" fo:country="UA"/>
    </style:style>
    <style:style style:name="T7" style:family="text">
      <style:text-properties fo:font-style="italic"/>
    </style:style>
    <style:style style:name="fr1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/>
      <text:p text:style-name="P7"/>
      <text:p text:style-name="P7"/>
      <text:p text:style-name="P9"><text:span text:style-name="T1">ЛАБОРАТОРНА РОБОТА </text:span><text:span text:style-name="T2">#3</text:span></text:p>
      <text:p text:style-name="P8">З дисципліни «<text:span text:style-name="T6">Архітектура комп'ютерів. Програмне забезпечення</text:span>»</text:p>
      <text:p text:style-name="P8">На тему: «<text:span text:style-name="T6">Засоби створення розподілених програмних систем на основі протоколу </text:span><text:span text:style-name="T3">HTTP</text:span>»</text:p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5">Виконали</text:span></text:span></text:p>
            <text:p text:style-name="P4"><text:span text:style-name="Emphasis"><text:span text:style-name="T4">Студенти групи КВ-21<text:line-break/>Бондарчук М.Ю.</text:span></text:span></text:p>
            <text:p text:style-name="P4"><text:span text:style-name="Emphasis"><text:span text:style-name="T4">Ніколін А.Д.</text:span></text:span></text:p>
            <text:p text:style-name="P5"><text:span text:style-name="Emphasis"><text:span text:style-name="T4">Тарасенко Г.О.</text:span></text:span></text:p>
            <text:p text:style-name="P5"><text:span text:style-name="Emphasis"><text:span text:style-name="T4">_______________________</text:span></text:span></text:p>
            <text:p text:style-name="P4"><text:span text:style-name="Emphasis"><text:span text:style-name="T4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5">Прийняв</text:span></text:span></text:p>
            <text:p text:style-name="P4"><text:span text:style-name="Emphasis"><text:span text:style-name="T4">Доцент кафедри СпіСКС</text:span></text:span></text:p>
            <text:p text:style-name="P4"><text:span text:style-name="Emphasis"><text:span text:style-name="T4">Замятін Д.С.<text:line-break/></text:span></text:span></text:p>
            <text:p text:style-name="P5"><text:span text:style-name="Emphasis"><text:span text:style-name="T4"/></text:span></text:p>
            <text:p text:style-name="P5"><text:span text:style-name="Emphasis"><text:span text:style-name="T4">_______________________</text:span></text:span></text:p>
            <text:p text:style-name="P5"><text:span text:style-name="Emphasis"><text:span text:style-name="T4">_______________________</text:span></text:span></text:p>
          </table:table-cell>
        </table:table-row>
      </table:table>
      <text:h text:style-name="Large_20_titles" text:outline-level="2"><text:soft-page-break/>ЗАВДАННЯ</text:h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9">Інтерфейс</text:p>
          </table:table-cell>
          <table:table-cell table:style-name="Table3.B1" office:value-type="string">
            <text:p text:style-name="P19">СКБД</text:p>
          </table:table-cell>
        </table:table-row>
        <table:table-row table:style-name="Table3.1">
          <table:table-cell table:style-name="Table3.A2" office:value-type="string">
            <text:p text:style-name="P20">REST</text:p>
          </table:table-cell>
          <table:table-cell table:style-name="Table3.B2" office:value-type="string">
            <text:p text:style-name="P20">Berkeley XML DB</text:p>
          </table:table-cell>
        </table:table-row>
      </table:table>
      <text:p text:style-name="P21"/>
      <text:p text:style-name="P11"/>
      <text:h text:style-name="P10" text:outline-level="2">ПОСИЛАННЯ НА РЕПОЗИТОРІЙ ПРОЕКТУ НА <text:span text:style-name="T3">GITHUB</text:span></text:h>
      <text:p text:style-name="Simple_20_text"><text:a xlink:type="simple" xlink:href="https://github.com/MaximBondarchuk/Computer_Architecture_Lab3.git" text:style-name="Internet_20_link" text:visited-style-name="Visited_20_Internet_20_Link">https://github.com/MaximBondarchuk/Computer_Architecture_Lab3.git</text:a></text:p>
      <text:h text:style-name="P10" text:outline-level="2"/>
      <text:h text:style-name="P18" text:outline-level="2">ОПИС ІНТЕРФЕЙСУ ВЗАЄМОДІЇ СЕРВЕРНОЇ ТА КЛІЄНТСЬКОЇ ЧАСТИН</text:h>
      <text:p text:style-name="P22">Клієнтська частина реалізована мовою <text:span text:style-name="T3">JavaScript. </text:span>Серверна частина мовою <text:span text:style-name="T3">Python.</text:span></text:p>
      <text:p text:style-name="P22">При модифікації даних користувачем на <text:span text:style-name="T3">web-</text:span>сторінці відсилається AJAX-запит.</text:p>
      <text:h text:style-name="P10" text:outline-level="2"/>
      <text:h text:style-name="P10" text:outline-level="2">ЗАЛЕЖНІСТЬ ЧАСУ ВИКОНАННЯ ВІД КІЛЬКОСТІ КЛІЄНТІВ 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Кількість клієнтів</text:p>
          </table:table-cell>
          <table:table-cell table:style-name="Table2.B1" office:value-type="string">
            <text:p text:style-name="P14">Час виконання</text:p>
          </table:table-cell>
        </table:table-row>
        <table:table-row>
          <table:table-cell table:style-name="Table2.A2" office:value-type="float" office:value="1">
            <text:p text:style-name="P15">1</text:p>
          </table:table-cell>
          <table:table-cell table:style-name="Table2.B2" office:value-type="string">
            <text:p text:style-name="P15">123.42000007629395</text:p>
          </table:table-cell>
        </table:table-row>
        <table:table-row>
          <table:table-cell table:style-name="Table2.A2" office:value-type="float" office:value="2">
            <text:p text:style-name="P15">2</text:p>
          </table:table-cell>
          <table:table-cell table:style-name="Table2.B2" office:value-type="string">
            <text:p text:style-name="P15"><text:s/>55.85400009155273</text:p>
          </table:table-cell>
        </table:table-row>
        <table:table-row>
          <table:table-cell table:style-name="Table2.A2" office:value-type="float" office:value="3">
            <text:p text:style-name="P15">3</text:p>
          </table:table-cell>
          <table:table-cell table:style-name="Table2.B2" office:value-type="string">
            <text:p text:style-name="P15"><text:s/>32.30800008773804</text:p>
          </table:table-cell>
        </table:table-row>
        <table:table-row>
          <table:table-cell table:style-name="Table2.A2" office:value-type="float" office:value="4">
            <text:p text:style-name="P15">4</text:p>
          </table:table-cell>
          <table:table-cell table:style-name="Table2.B2" office:value-type="string">
            <text:p text:style-name="P15"><text:s/>23.88300013542175</text:p>
          </table:table-cell>
        </table:table-row>
      </table:table>
      <text:p text:style-name="P12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2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2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m Bondarchuk</dc:creator>
    <meta:editing-cycles>45</meta:editing-cycles>
    <meta:print-date>2015-04-28T23:17:16.69</meta:print-date>
    <meta:creation-date>2014-11-11T10:32:00</meta:creation-date>
    <dc:date>2015-05-07T01:29:11.47</dc:date>
    <meta:editing-duration>PT9H17M15S</meta:editing-duration>
    <meta:generator>OpenOffice/4.1.1$Win32 OpenOffice.org_project/411m6$Build-9775</meta:generator>
    <meta:printed-by>Maxim Bondarchuk</meta:printed-by>
    <meta:document-statistic meta:table-count="3" meta:image-count="0" meta:object-count="1" meta:page-count="3" meta:paragraph-count="40" meta:word-count="114" meta:character-count="10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uk" number:country="UA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769cm" svg:y="0.851cm" svg:width="14.591cm" svg:height="7.549cm">
          <chartooo:coordinate-region svg:x="1.576cm" svg:y="1.063cm" svg:width="13.69cm" svg:height="6.66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20000076294">
                <text:p>123.420000076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8540000915527">
                <text:p>55.8540000915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308000087738">
                <text:p>32.308000087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8830001354218">
                <text:p>23.8830001354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